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3 - Fall Semester 2011-12</text:p>
      <text:p text:style-name="P1"><text:s/>*Problem 1</text:p>
      <text:p text:style-name="P1"><text:s/>*/</text:p>
      <text:p text:style-name="P1"/>
      <text:p text:style-name="P1">/*</text:p>
      <text:p text:style-name="P1"><text:s/>* MAXSIZE: Maximum array length.</text:p>
      <text:p text:style-name="P1"><text:s/>* ZERO: Number 0.</text:p>
      <text:p text:style-name="P1"><text:s/>* c: holds the current character</text:p>
      <text:p text:style-name="P1"><text:s/>* i: universal counter</text:p>
      <text:p text:style-name="P1"><text:s/>* length: the length of the array</text:p>
      <text:p text:style-name="P1"><text:s/>* array: the array used to hold the string</text:p>
      <text:p text:style-name="P1"><text:s/>*/</text:p>
      <text:p text:style-name="P1"/>
      <text:p text:style-name="P1"/>
      <text:p text:style-name="P1">#include&lt;stdio.h&gt;</text:p>
      <text:p text:style-name="P1"/>
      <text:p text:style-name="P1">#define MAXSIZE 1000</text:p>
      <text:p text:style-name="P1">#define ZERO 0</text:p>
      <text:p text:style-name="P1"/>
      <text:p text:style-name="P1">int arrlen(int []);</text:p>
      <text:p text:style-name="P1">int reverse(int [], int);</text:p>
      <text:p text:style-name="P1"/>
      <text:p text:style-name="P1">main()</text:p>
      <text:p text:style-name="P1">{</text:p>
      <text:p text:style-name="P1"><text:s text:c="2"/>int c, i = ZERO, length = ZERO;</text:p>
      <text:p text:style-name="P1"><text:s text:c="2"/>int array[MAXSIZE];</text:p>
      <text:p text:style-name="P1"/>
      <text:p text:style-name="P1"><text:s text:c="2"/>printf("Input: \n");</text:p>
      <text:p text:style-name="P1"/>
      <text:p text:style-name="P1"><text:s text:c="2"/>while((c=getchar()) != EOF)</text:p>
      <text:p text:style-name="P1"><text:s text:c="4"/>{</text:p>
      <text:p text:style-name="P1"><text:tab/> <text:s/>array[i++] = c; /*Read them into an array*/</text:p>
      <text:p text:style-name="P1"><text:tab/> <text:s/>putchar(c);</text:p>
      <text:p text:style-name="P1"><text:s text:c="4"/>}</text:p>
      <text:p text:style-name="P1"/>
      <text:p text:style-name="P1"><text:s text:c="2"/>array[i] = '\0'; /* terminate the array */</text:p>
      <text:p text:style-name="P1"><text:s text:c="2"/></text:p>
      <text:p text:style-name="P1"><text:s text:c="2"/>length = arrlen(array);</text:p>
      <text:p text:style-name="P1"/>
      <text:p text:style-name="P1"><text:s text:c="2"/>reverse(array, length);</text:p>
      <text:p text:style-name="P1">}</text:p>
      <text:p text:style-name="P1"/>
      <text:p text:style-name="P1">//Returns the length of the array.</text:p>
      <text:p text:style-name="P1">int arrlen(int array[])</text:p>
      <text:p text:style-name="P1">{</text:p>
      <text:p text:style-name="P1"><text:s text:c="2"/>int i;</text:p>
      <text:p text:style-name="P1"/>
      <text:p text:style-name="P1"><text:s text:c="2"/>for(i=ZERO;array[i] != '\0';++i);</text:p>
      <text:p text:style-name="P1"><text:soft-page-break/><text:s text:c="2"/></text:p>
      <text:p text:style-name="P1"><text:s text:c="2"/>return i;</text:p>
      <text:p text:style-name="P1">}</text:p>
      <text:p text:style-name="P1"/>
      <text:p text:style-name="P1">reverse(int array[], int length)</text:p>
      <text:p text:style-name="P1">{</text:p>
      <text:p text:style-name="P1"><text:s text:c="2"/>int i = ZERO, c, l = length;</text:p>
      <text:p text:style-name="P1"><text:s text:c="2"/>while (i &lt; (length-1) &amp;&amp; i != (length-1))</text:p>
      <text:p text:style-name="P1"><text:s text:c="4"/>{</text:p>
      <text:p text:style-name="P1"><text:s text:c="6"/>c = array[i];</text:p>
      <text:p text:style-name="P1"><text:s text:c="6"/>array[i] = array[(length - 1)];</text:p>
      <text:p text:style-name="P1"><text:s text:c="6"/>array[(length - 1)] = c;</text:p>
      <text:p text:style-name="P1"><text:s text:c="6"/>i++;</text:p>
      <text:p text:style-name="P1"><text:s text:c="6"/>length--;</text:p>
      <text:p text:style-name="P1"><text:s text:c="4"/>}</text:p>
      <text:p text:style-name="P1"/>
      <text:p text:style-name="P1"><text:s text:c="2"/>printf("\nReversed:");</text:p>
      <text:p text:style-name="P1"><text:s text:c="2"/>for(i=ZERO;i&lt;l;++i)</text:p>
      <text:p text:style-name="P1"><text:s text:c="4"/>{</text:p>
      <text:p text:style-name="P1"><text:s text:c="6"/>putchar(array[i]);</text:p>
      <text:p text:style-name="P1"><text:s text:c="4"/>}</text:p>
      <text:p text:style-name="P1"><text:s text:c="2"/>printf("\n");</text:p>
      <text:p text:style-name="P1">}</text:p>
      <text:p text:style-name="P2"/>
      <text:p text:style-name="P1">Maine, the way life should be!</text:p>
      <text:p text:style-name="P1"/>
      <text:p text:style-name="P1">Input: </text:p>
      <text:p text:style-name="P1">Maine, the way life should be!</text:p>
      <text:p text:style-name="P1"/>
      <text:p text:style-name="P1">Reversed:</text:p>
      <text:p text:style-name="P1">!eb dluohs efil yaw eht ,eniaM</text:p>
      <text:p text:style-name="P1"/>
      <text:p text:style-name="P2"/>
      <text:p text:style-name="P1">The fisher who draws in his net too soon,</text:p>
      <text:p text:style-name="P1"><text:s text:c="2"/>Won't have any fish to sell;</text:p>
      <text:p text:style-name="P1">The child who shuts up his book too soon,</text:p>
      <text:p text:style-name="P1"><text:s text:c="2"/>Won't learn any lessons well.</text:p>
      <text:p text:style-name="P1"/>
      <text:p text:style-name="P1">Input: </text:p>
      <text:p text:style-name="P1">The fisher who draws in his net too soon,</text:p>
      <text:p text:style-name="P1"><text:s text:c="2"/>Won't have any fish to sell;</text:p>
      <text:p text:style-name="P1">The child who shuts up his book too soon,</text:p>
      <text:p text:style-name="P1"><text:s text:c="2"/>Won't learn any lessons well.</text:p>
      <text:p text:style-name="P1"/>
      <text:p text:style-name="P1">Reversed:</text:p>
      <text:p text:style-name="P1">.llew snossel yna nrael t'noW <text:s/></text:p>
      <text:p text:style-name="P1">,noos oot koob sih pu stuhs ohw dlihc ehT</text:p>
      <text:p text:style-name="P1">;lles ot hsif yna evah t'noW <text:s/></text:p>
      <text:p text:style-name="P1">,noos oot ten sih ni sward ohw rehsif ehT</text:p>
      <text:p text:style-name="P2"/>
      <text:p text:style-name="P1"><text:soft-page-break/>I accidentally the whole thing.</text:p>
      <text:p text:style-name="P1"/>
      <text:p text:style-name="P1">Input: </text:p>
      <text:p text:style-name="P1">I accidentally the whole thing.</text:p>
      <text:p text:style-name="P1"/>
      <text:p text:style-name="P1">Reversed:</text:p>
      <text:p text:style-name="P1">.gniht elohw eht yllatnedicca I</text:p>
      <text:p text:style-name="P2"/>
      <text:p text:style-name="P1">Mom, the dog ate the cookie jar.</text:p>
      <text:p text:style-name="P1"/>
      <text:p text:style-name="P1">Input: </text:p>
      <text:p text:style-name="P1">Mom, the dog ate the cookie jar.</text:p>
      <text:p text:style-name="P1"/>
      <text:p text:style-name="P1">Reversed:</text:p>
      <text:p text:style-name="P1">.raj eikooc eht eta god eht ,m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24T15:46:28</meta:creation-date>
    <dc:date>2011-09-27T09:47:27</dc:date>
    <dc:creator>Braden Licastro</dc:creator>
    <meta:editing-duration>PT00H04M2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89" meta:word-count="321" meta:character-count="1858"/>
  </office:meta>
</office:document-meta>
</file>